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3-03-1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2-12-1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2-09-3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2-06-23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2-01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1-09-2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1-07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1-03-1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0-12-1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0-10-1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20-03-1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9-12-1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9-09-2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8-09-1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8-03-0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7-12-1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7-09-26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7-06-27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7-03-14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7-02-2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6-12-0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6-09-21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6-06-14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6-03-02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5-12-08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5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5-06-0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5-03-04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4-12-22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4-09-17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4-06-04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2-12-03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2-10-0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2-06-0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2-03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1-12-1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1-06-0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1-03-02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0-12-08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0-09-2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0-08-24 0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0-06-2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10-03-03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9-12-0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9-09-30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9-06-10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9-03-04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9-01-1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8-09-1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8-03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7-12-1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7-09-19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7-06-0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7-03-21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6-12-0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6-09-2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6-06-07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6-03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5-12-1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5-09-28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5-03-09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4-12-01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4-09-0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4-06-02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4-03-03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3-12-03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3-09-2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3-06-0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3-03-1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2-12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2-09-18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2-06-0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2-03-1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1-12-0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1-09-1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0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0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200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9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5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5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4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3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3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2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1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1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1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0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0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9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8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6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6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5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5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84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8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6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5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LL0000089</text:p>
          </table:table-cell>
          <table:table-cell office:value-type="string" calcext:value-type="string">
            <text:p>1975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1" meta:object-count="0"/>
    <meta:user-defined meta:name="AppVersion">3.0</meta:user-defined>
  </office:meta>
</office:document-meta>
</file>